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46eea" officeooo:paragraph-rsid="00146eea"/>
    </style:style>
    <style:style style:name="P2" style:family="paragraph" style:parent-style-name="Preformatted_20_Text">
      <style:text-properties officeooo:paragraph-rsid="00146eea"/>
    </style:style>
    <style:style style:name="P3" style:family="paragraph" style:parent-style-name="Preformatted_20_Text">
      <style:text-properties style:font-name="Liberation Mono" fo:font-size="10pt" officeooo:rsid="00146eea" officeooo:paragraph-rsid="00146eea" style:font-name-asian="Liberation Mono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fo:font-weight="bold" officeooo:rsid="00146eea" officeooo:paragraph-rsid="00146eea" style:font-name-asian="Liberation Mono" style:font-size-asian="10pt" style:font-weight-asian="bold" style:font-name-complex="Liberation Mono" style:font-size-complex="10pt" style:font-weight-complex="bold"/>
    </style:style>
    <style:style style:name="P5" style:family="paragraph" style:parent-style-name="Preformatted_20_Text">
      <style:text-properties style:font-name="Liberation Mono" fo:font-size="10pt" fo:font-weight="normal" officeooo:rsid="0015b796" officeooo:paragraph-rsid="0015b796" style:font-name-asian="Liberation Mono" style:font-size-asian="10pt" style:font-weight-asian="normal" style:font-name-complex="Liberation Mono" style:font-size-complex="10pt" style:font-weight-complex="normal"/>
    </style:style>
    <style:style style:name="P6" style:family="paragraph" style:parent-style-name="Preformatted_20_Text">
      <style:text-properties fo:font-size="14pt" fo:font-weight="bold" officeooo:rsid="00146eea" officeooo:paragraph-rsid="00146eea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4pt" fo:font-weight="bold" officeooo:rsid="002b6b67" officeooo:paragraph-rsid="002b6b67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font-size="14pt" fo:font-weight="bold" officeooo:rsid="003c3558" officeooo:paragraph-rsid="003c3558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font-size="14pt" fo:font-weight="bold" officeooo:rsid="00419f84" officeooo:paragraph-rsid="00419f84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fo:font-size="14pt" fo:font-weight="bold" officeooo:rsid="0047808e" officeooo:paragraph-rsid="0047808e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fo:font-weight="normal" officeooo:rsid="001780b4" officeooo:paragraph-rsid="001780b4" style:font-weight-asian="normal" style:font-weight-complex="normal"/>
    </style:style>
    <style:style style:name="P12" style:family="paragraph" style:parent-style-name="Preformatted_20_Text">
      <style:text-properties fo:font-size="10pt" fo:font-weight="bold" officeooo:rsid="002cca4f" officeooo:paragraph-rsid="002cca4f" style:font-size-asian="8.75pt" style:font-weight-asian="bold" style:font-size-complex="10pt" style:font-weight-complex="bold"/>
    </style:style>
    <style:style style:name="P13" style:family="paragraph" style:parent-style-name="Preformatted_20_Text">
      <style:text-properties fo:font-size="10pt" fo:font-weight="normal" officeooo:rsid="003c8bb8" officeooo:paragraph-rsid="003c8bb8" style:font-size-asian="8.75pt" style:font-weight-asian="normal" style:font-size-complex="10pt" style:font-weight-complex="normal"/>
    </style:style>
    <style:style style:name="P14" style:family="paragraph" style:parent-style-name="Preformatted_20_Text">
      <style:text-properties officeooo:paragraph-rsid="00319597"/>
    </style:style>
    <style:style style:name="P15" style:family="paragraph" style:parent-style-name="Preformatted_20_Text">
      <style:text-properties officeooo:paragraph-rsid="0032e052"/>
    </style:style>
    <style:style style:name="P16" style:family="paragraph" style:parent-style-name="Preformatted_20_Text">
      <style:text-properties officeooo:rsid="00381cb4" officeooo:paragraph-rsid="00381cb4"/>
    </style:style>
    <style:style style:name="P17" style:family="paragraph" style:parent-style-name="Preformatted_20_Text">
      <style:text-properties officeooo:rsid="003881b1" officeooo:paragraph-rsid="003881b1"/>
    </style:style>
    <style:style style:name="P18" style:family="paragraph" style:parent-style-name="Preformatted_20_Text">
      <style:text-properties officeooo:paragraph-rsid="0042b2f7"/>
    </style:style>
    <style:style style:name="P19" style:family="paragraph" style:parent-style-name="Preformatted_20_Text">
      <style:text-properties officeooo:rsid="0045ab41" officeooo:paragraph-rsid="0045ab41"/>
    </style:style>
    <style:style style:name="P20" style:family="paragraph" style:parent-style-name="Preformatted_20_Text">
      <style:text-properties officeooo:rsid="0047808e" officeooo:paragraph-rsid="0047808e"/>
    </style:style>
    <style:style style:name="P21" style:family="paragraph" style:parent-style-name="Preformatted_20_Text">
      <style:text-properties officeooo:rsid="0048c484" officeooo:paragraph-rsid="0048c484"/>
    </style:style>
    <style:style style:name="P22" style:family="paragraph" style:parent-style-name="Preformatted_20_Text">
      <style:text-properties officeooo:rsid="004b47e7" officeooo:paragraph-rsid="004b47e7"/>
    </style:style>
    <style:style style:name="P23" style:family="paragraph" style:parent-style-name="Preformatted_20_Text">
      <style:text-properties fo:font-style="italic" officeooo:rsid="0048c484" officeooo:paragraph-rsid="0048c484" style:font-style-asian="italic" style:font-style-complex="italic"/>
    </style:style>
    <style:style style:name="P24" style:family="paragraph" style:parent-style-name="Preformatted_20_Text">
      <style:text-properties fo:font-size="9pt" fo:font-style="italic" officeooo:rsid="0048c484" officeooo:paragraph-rsid="0048c484" style:font-size-asian="9pt" style:font-style-asian="italic" style:font-size-complex="9pt" style:font-style-complex="italic"/>
    </style:style>
    <style:style style:name="P25" style:family="paragraph" style:parent-style-name="Preformatted_20_Text">
      <style:text-properties fo:font-size="9pt" fo:font-style="italic" officeooo:rsid="0048c484" officeooo:paragraph-rsid="0048c484" fo:background-color="#81d41a" style:font-size-asian="9pt" style:font-style-asian="italic" style:font-size-complex="9pt" style:font-style-complex="italic"/>
    </style:style>
    <style:style style:name="P26" style:family="paragraph" style:parent-style-name="Preformatted_20_Text">
      <style:text-properties fo:font-size="9pt" fo:font-style="italic" officeooo:rsid="0048c484" officeooo:paragraph-rsid="0048c484" fo:background-color="#729fcf" style:font-size-asian="9pt" style:font-style-asian="italic" style:font-size-complex="9pt" style:font-style-complex="italic"/>
    </style:style>
    <style:style style:name="T1" style:family="text">
      <style:text-properties officeooo:rsid="00146eea"/>
    </style:style>
    <style:style style:name="T2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46eea" style:font-name-asian="Liberation Mono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8a539" style:font-name-asian="Liberation Mono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8d488" style:font-name-asian="Liberation Mono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a2b7b" style:font-name-asian="Liberation Mono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9a0b3" style:font-name-asian="Liberation Mono" style:font-size-asian="10pt" style:font-name-complex="Liberation Mono" style:font-size-complex="10pt"/>
    </style:style>
    <style:style style:name="T8" style:family="text">
      <style:text-properties style:font-name="Liberation Mono" fo:font-size="10pt" fo:font-weight="normal" style:font-name-asian="Liberation Mono" style:font-size-asian="8.75pt" style:font-weight-asian="normal" style:font-name-complex="Liberation Mono" style:font-size-complex="10pt" style:font-weight-complex="normal"/>
    </style:style>
    <style:style style:name="T9" style:family="text">
      <style:text-properties style:font-name="Liberation Mono" fo:font-size="10pt" fo:font-weight="normal" officeooo:rsid="002f4705" style:font-name-asian="Liberation Mono" style:font-size-asian="8.75pt" style:font-weight-asian="normal" style:font-name-complex="Liberation Mono" style:font-size-complex="10pt" style:font-weight-complex="normal"/>
    </style:style>
    <style:style style:name="T10" style:family="text">
      <style:text-properties style:font-name="Liberation Mono" fo:font-size="10pt" fo:font-weight="normal" officeooo:rsid="003121ec" style:font-name-asian="Liberation Mono" style:font-size-asian="8.75pt" style:font-weight-asian="normal" style:font-name-complex="Liberation Mono" style:font-size-complex="10pt" style:font-weight-complex="normal"/>
    </style:style>
    <style:style style:name="T11" style:family="text">
      <style:text-properties style:font-name="Liberation Mono" fo:font-size="10pt" fo:font-weight="normal" officeooo:rsid="00319597" style:font-name-asian="Liberation Mono" style:font-size-asian="8.75pt" style:font-weight-asian="normal" style:font-name-complex="Liberation Mono" style:font-size-complex="10pt" style:font-weight-complex="normal"/>
    </style:style>
    <style:style style:name="T12" style:family="text">
      <style:text-properties style:font-name="Liberation Mono" fo:font-size="10pt" fo:font-weight="normal" officeooo:rsid="0032e052" style:font-name-asian="Liberation Mono" style:font-size-asian="8.75pt" style:font-weight-asian="normal" style:font-name-complex="Liberation Mono" style:font-size-complex="10pt" style:font-weight-complex="normal"/>
    </style:style>
    <style:style style:name="T13" style:family="text">
      <style:text-properties style:font-name="Liberation Mono" fo:font-size="10pt" fo:font-weight="normal" officeooo:rsid="003658cf" style:font-name-asian="Liberation Mono" style:font-size-asian="8.75pt" style:font-weight-asian="normal" style:font-name-complex="Liberation Mono" style:font-size-complex="10pt" style:font-weight-complex="normal"/>
    </style:style>
    <style:style style:name="T14" style:family="text">
      <style:text-properties style:font-name="Liberation Mono" fo:font-size="10pt" fo:font-weight="normal" officeooo:rsid="00378538" style:font-name-asian="Liberation Mono" style:font-size-asian="8.75pt" style:font-weight-asian="normal" style:font-name-complex="Liberation Mono" style:font-size-complex="10pt" style:font-weight-complex="normal"/>
    </style:style>
    <style:style style:name="T15" style:family="text">
      <style:text-properties style:font-name="Liberation Mono" fo:font-size="10pt" fo:font-weight="normal" officeooo:rsid="003add17" style:font-name-asian="Liberation Mono" style:font-size-asian="8.75pt" style:font-weight-asian="normal" style:font-name-complex="Liberation Mono" style:font-size-complex="10pt" style:font-weight-complex="normal"/>
    </style:style>
    <style:style style:name="T16" style:family="text">
      <style:text-properties style:font-name="Liberation Mono" fo:font-size="10pt" fo:font-weight="normal" officeooo:rsid="00419f84" style:font-name-asian="Liberation Mono" style:font-size-asian="8.75pt" style:font-weight-asian="normal" style:font-name-complex="Liberation Mono" style:font-size-complex="10pt" style:font-weight-complex="normal"/>
    </style:style>
    <style:style style:name="T17" style:family="text">
      <style:text-properties style:font-name="Liberation Mono" fo:font-size="10pt" fo:font-weight="normal" officeooo:rsid="0042b2f7" style:font-name-asian="Liberation Mono" style:font-size-asian="8.75pt" style:font-weight-asian="normal" style:font-name-complex="Liberation Mono" style:font-size-complex="10pt" style:font-weight-complex="normal"/>
    </style:style>
    <style:style style:name="T18" style:family="text">
      <style:text-properties style:font-name="Liberation Mono" fo:font-size="10pt" fo:font-weight="normal" officeooo:rsid="004461bd" style:font-name-asian="Liberation Mono" style:font-size-asian="8.75pt" style:font-weight-asian="normal" style:font-name-complex="Liberation Mono" style:font-size-complex="10pt" style:font-weight-complex="normal"/>
    </style:style>
    <style:style style:name="T19" style:family="text">
      <style:text-properties style:font-name="Liberation Mono" fo:font-size="10pt" fo:font-weight="normal" officeooo:rsid="00447bca" style:font-name-asian="Liberation Mono" style:font-size-asian="8.75pt" style:font-weight-asian="normal" style:font-name-complex="Liberation Mono" style:font-size-complex="10pt" style:font-weight-complex="normal"/>
    </style:style>
    <style:style style:name="T20" style:family="text">
      <style:text-properties style:font-name="Liberation Mono" fo:font-size="10pt" fo:font-weight="normal" officeooo:rsid="0048c484" style:font-name-asian="Liberation Mono" style:font-size-asian="8.75pt" style:font-weight-asian="normal" style:font-name-complex="Liberation Mono" style:font-size-complex="10pt" style:font-weight-complex="normal"/>
    </style:style>
    <style:style style:name="T21" style:family="text">
      <style:text-properties style:font-name="Liberation Mono" fo:font-size="10pt" fo:font-weight="normal" officeooo:rsid="004a6c68" style:font-name-asian="Liberation Mono" style:font-size-asian="8.75pt" style:font-weight-asian="normal" style:font-name-complex="Liberation Mono" style:font-size-complex="10pt" style:font-weight-complex="normal"/>
    </style:style>
    <style:style style:name="T22" style:family="text">
      <style:text-properties style:font-name="Liberation Mono" fo:font-size="10pt" fo:font-weight="normal" officeooo:rsid="004ee37b" style:font-name-asian="Liberation Mono" style:font-size-asian="8.75pt" style:font-weight-asian="normal" style:font-name-complex="Liberation Mono" style:font-size-complex="10pt" style:font-weight-complex="normal"/>
    </style:style>
    <style:style style:name="T23" style:family="text">
      <style:text-properties style:font-name="Liberation Mono" fo:font-size="10pt" fo:font-weight="normal" officeooo:rsid="0055eb69" style:font-name-asian="Liberation Mono" style:font-size-asian="8.75pt" style:font-weight-asian="normal" style:font-name-complex="Liberation Mono" style:font-size-complex="10pt" style:font-weight-complex="normal"/>
    </style:style>
    <style:style style:name="T24" style:family="text">
      <style:text-properties style:font-name="Liberation Mono" style:font-name-asian="Liberation Mono" style:font-name-complex="Liberation Mono"/>
    </style:style>
    <style:style style:name="T25" style:family="text">
      <style:text-properties style:font-name="Liberation Mono" officeooo:rsid="001a2b7b" style:font-name-asian="Liberation Mono" style:font-name-complex="Liberation Mono"/>
    </style:style>
    <style:style style:name="T26" style:family="text">
      <style:text-properties style:font-name="Liberation Mono" officeooo:rsid="00319597" style:font-name-asian="Liberation Mono" style:font-name-complex="Liberation Mono"/>
    </style:style>
    <style:style style:name="T27" style:family="text">
      <style:text-properties style:font-name="Liberation Mono" officeooo:rsid="003add17" style:font-name-asian="Liberation Mono" style:font-name-complex="Liberation Mono"/>
    </style:style>
    <style:style style:name="T28" style:family="text">
      <style:text-properties style:font-name="Liberation Mono" officeooo:rsid="003d94dd" style:font-name-asian="Liberation Mono" style:font-name-complex="Liberation Mono"/>
    </style:style>
    <style:style style:name="T29" style:family="text">
      <style:text-properties style:font-name="Liberation Mono" officeooo:rsid="003ea323" style:font-name-asian="Liberation Mono" style:font-name-complex="Liberation Mono"/>
    </style:style>
    <style:style style:name="T30" style:family="text">
      <style:text-properties style:font-name="Liberation Mono" fo:language="en" fo:country="US" officeooo:rsid="00319597" style:font-name-asian="Liberation Mono" style:font-name-complex="Liberation Mono"/>
    </style:style>
    <style:style style:name="T31" style:family="text">
      <style:text-properties style:font-name="Liberation Mono" fo:font-weight="normal" style:font-name-asian="Liberation Mono" style:font-weight-asian="normal" style:font-name-complex="Liberation Mono" style:font-weight-complex="normal"/>
    </style:style>
    <style:style style:name="T32" style:family="text">
      <style:text-properties style:font-name="Liberation Mono" fo:font-weight="normal" fo:background-color="#ffff00" loext:char-shading-value="0" style:font-name-asian="Liberation Mono" style:font-weight-asian="normal" style:font-name-complex="Liberation Mono" style:font-weight-complex="normal"/>
    </style:style>
    <style:style style:name="T33" style:family="text">
      <style:text-properties style:font-name="Liberation Mono" fo:font-weight="normal" fo:background-color="#ffff00" loext:char-shading-value="0" style:font-name-asian="Liberation Mono" style:font-weight-asian="normal" style:font-name-complex="Liberation Mono" style:font-weight-complex="normal"/>
    </style:style>
    <style:style style:name="T34" style:family="text">
      <style:text-properties style:font-name="Liberation Mono" fo:font-weight="normal" fo:background-color="#81d41a" loext:char-shading-value="0" style:font-name-asian="Liberation Mono" style:font-weight-asian="normal" style:font-name-complex="Liberation Mono" style:font-weight-complex="normal"/>
    </style:style>
    <style:style style:name="T35" style:family="text">
      <style:text-properties style:font-name="Liberation Mono" fo:font-weight="normal" fo:background-color="#81d41a" loext:char-shading-value="0" style:font-name-asian="Liberation Mono" style:font-weight-asian="normal" style:font-name-complex="Liberation Mono" style:font-weight-complex="normal"/>
    </style:style>
    <style:style style:name="T36" style:family="text">
      <style:text-properties officeooo:rsid="001f5943"/>
    </style:style>
    <style:style style:name="T37" style:family="text">
      <style:text-properties officeooo:rsid="0020b452"/>
    </style:style>
    <style:style style:name="T38" style:family="text">
      <style:text-properties officeooo:rsid="0022976c"/>
    </style:style>
    <style:style style:name="T39" style:family="text">
      <style:text-properties officeooo:rsid="00247be6"/>
    </style:style>
    <style:style style:name="T40" style:family="text">
      <style:text-properties officeooo:rsid="00256192"/>
    </style:style>
    <style:style style:name="T41" style:family="text">
      <style:text-properties officeooo:rsid="0026309a"/>
    </style:style>
    <style:style style:name="T42" style:family="text">
      <style:text-properties officeooo:rsid="002812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ynamixel</text:p>
      <text:p text:style-name="P1"/>
      <text:p text:style-name="P2"><text:span text:style-name="T1">Dynamixel ist </text:span><text:span text:style-name="T3">der Name der Motoren von dem Hersteller Robotis. </text:span></text:p>
      <text:p text:style-name="P3"/>
      <text:p text:style-name="P3"/>
      <text:p text:style-name="P4">Benötigt:</text:p>
      <text:p text:style-name="P3">- Usb Dongle, um eine Verbindung mit dem Motor herzustellen</text:p>
      <text:p text:style-name="P3">- Netzteil das 12 bis 18.5V ausgibt</text:p>
      <text:p text:style-name="P3">- <text:span text:style-name="T36">Linux computer</text:span> mit USB anschluss</text:p>
      <text:p text:style-name="P3">- <text:span text:style-name="T37">Dynamixel </text:span>Verbindungskabel <text:span text:style-name="T38">um Motoren mit Strom und Computersignal zu versorgen.</text:span></text:p>
      <text:p text:style-name="P3"/>
      <text:p text:style-name="P3"/>
      <text:p text:style-name="P4">Funktion:</text:p>
      <text:p text:style-name="P3">Zum Motor wird ein lediglich ein Bytearray gesendet. Beim Ansteuern definiert man welcher Teil vom Array man anspricht und ändert <text:span text:style-name="T39">dann </text:span>den Wert, der da drin steht. Es gibt sowohl R als RW Werte, welche für “Read” und “ReadWrite” stehen. </text:p>
      <text:p text:style-name="P3">Am Anfang des Program<text:span text:style-name="T40">m</text:span>s legt man die Motoren ID fest. Diese wird benötigt, da alle Motoren an einem Kab<text:span text:style-name="T41">el</text:span> hängen <text:span text:style-name="T42">und </text:span>um sie unterscheidbar zu machen.</text:p>
      <text:p text:style-name="P3"/>
      <text:p text:style-name="P3">Dies sind Werte die ich geändert habe:</text:p>
      <text:p text:style-name="P3"/>
      <text:p text:style-name="P3">#define CW_ANGLE_LIMIT <text:s text:c="17"/>6</text:p>
      <text:p text:style-name="P3">#define CCW_ANGLE_LIMIT <text:s text:c="16"/>8</text:p>
      <text:p text:style-name="P3">#define MOVING_SPEED <text:s text:c="19"/>32</text:p>
      <text:p text:style-name="P3">#define TORQUE <text:s text:c="25"/>24</text:p>
      <text:p text:style-name="P3">#define TORQUE_LIMIT <text:s text:c="19"/>34</text:p>
      <text:p text:style-name="P3">#define PROTOCOL_VERSION <text:s text:c="15"/>1.0</text:p>
      <text:p text:style-name="P3">#define DXL_ID <text:s text:c="25"/>4</text:p>
      <text:p text:style-name="P3">#define BAUDRATE <text:s text:c="23"/>57600</text:p>
      <text:p text:style-name="P3">#define DEVICENAME <text:s text:c="21"/>"/dev/ttyUSB0"</text:p>
      <text:p text:style-name="P3"/>
      <text:p text:style-name="P3">DXL_ID<text:tab/><text:tab/>Die unterscheidbare ID.</text:p>
      <text:p text:style-name="P3">MOVING_SPEED<text:tab/>Wie schnell sich der Motor bewegt. (Genauer Wheel/Joint Mode)</text:p>
      <text:p text:style-name="P3"/>
      <text:p text:style-name="P4">Wheel/ Joint Mode</text:p>
      <text:p text:style-name="P5">Die Motoren unterstüzten zwei verschiedene Modis, der Wheel und der Joint Mode.</text:p>
      <text:p text:style-name="P11"><text:span text:style-name="T2">Der Joint Mode is vorinstalliert und funktioniert mit Grad. Man kann ihn ansteuern mithilfe der Position (in Grad). </text:span><text:span text:style-name="T7">Vom Motor kommt</text:span><text:span text:style-name="T2"> seine jetzige Position </text:span><text:span text:style-name="T7">zurück</text:span><text:span text:style-name="T2">. Das Problem bei dieser Methode ist, dass </text:span><text:span text:style-name="T7">der Motor</text:span><text:span text:style-name="T2"> nur 360° drehen kann. </text:span><text:span text:style-name="T4">Dort kommt der Wheelmode ins Spiel. </text:span><text:span text:style-name="T5">Er wird durch einen speed angestuert und gibt wiederum einen speed zurück. </text:span><text:span text:style-name="T6">Hierbei kann man aber seine Position nicht abfragen. Doch da die Positionsrückgabe ja von OpenCV kommt und dem Motor sagt in welche Richtung er drehen muss.</text:span></text:p>
      <text:p text:style-name="P11"><text:span text:style-name="T6"/></text:p>
      <text:p text:style-name="P7"><text:span text:style-name="T25">D</text:span><text:span text:style-name="T24">as Setup</text:span></text:p>
      <text:p text:style-name="P12"><text:span text:style-name="T24">Raspberry Pi 4 Model B</text:span></text:p>
      <text:p text:style-name="P14"><text:span text:style-name="T9">Der Raspberry Pi 4 Model B ist ein S</text:span><text:span text:style-name="T10">BC </text:span><text:span text:style-name="T11">(</text:span><text:bookmark text:name="firstHeading"/><text:span text:style-name="T30">Single-board computer</text:span></text:p>
      <text:p text:style-name="P15"><text:span text:style-name="T11">) mit einem </text:span><text:span text:style-name="T26">Broadcom BCM2711 SoC</text:span><text:span text:style-name="T11"> Prozessor (4x Cortex-A72 @1.5GHz / ARMv8-A </text:span><text:span text:style-name="T12">Architektur</text:span><text:span text:style-name="T11">). </text:span><text:span text:style-name="T13">Es läuft das hauseigene Raspbian Distro drauf, </text:span><text:span text:style-name="T14">doch es unterschiedet sich kaum von den herkömmlichen Linux Distros wie Ubuntu. </text:span></text:p>
      <text:p text:style-name="P15"><text:span text:style-name="T14"/></text:p>
      <text:p text:style-name="P16"><text:span text:style-name="T14">A</text:span><text:span text:style-name="T8">SUS Gaming Laptop</text:span></text:p>
      <text:p text:style-name="P17"><text:span text:style-name="T8">Dieser Laptop wurde dankt des Mobiltäts-Aspekts für die Entwicklung des Codes gebraucht. Es läuft primär Windows 10 drauf, doch programmiert wurde in Parrot OS auf einem USB Stick. </text:span><text:span text:style-name="T15">Dieser Computer hat eine 64-bit Architektur.</text:span></text:p>
      <text:p text:style-name="P17"><text:span text:style-name="T15"/></text:p>
      <text:p text:style-name="P8"><text:span text:style-name="T27">P</text:span><text:span text:style-name="T24">robleme</text:span></text:p>
      <text:p text:style-name="P13"><text:span text:style-name="T24">Vieles musst dazu gelernt werden, doch hierzu mehr unter dem Reiter. Probleme tauchten bei der Umsiedlung auf den Raspberry Pi erstmals richtig auf. </text:span><text:span text:style-name="T28">Denn wie schon erwähnt, haben diese beiden Systeme eine andere Architektur. Es müssen also speziefische Bibliotheken (Libraries) her, </text:span><text:span text:style-name="T29">die zu der Architektur passen. </text:span><text:soft-page-break/><text:span text:style-name="T29">Glücklicherweise wurde dies bei Dynamixel schon berücksichtigt.</text:span></text:p>
      <text:p text:style-name="P13"><text:span text:style-name="T29"/></text:p>
      <text:p text:style-name="P9"><text:span text:style-name="T29">N</text:span><text:span text:style-name="T24">eues Gelernt</text:span></text:p>
      <text:p text:style-name="P18"><text:span text:style-name="T16">Grundwissen von Linux, </text:span><text:span text:style-name="T17">C/C++ Kentnisse </text:span><text:span text:style-name="T19">und compiling via terminal</text:span><text:span text:style-name="T17">,</text:span><text:span text:style-name="T16"> </text:span><text:span text:style-name="T18">s</text:span><text:span text:style-name="T16">owie </text:span><text:span text:style-name="T18">die Funktionsweise von Computern </text:span><text:span text:style-name="T16">war schon vorhanden. </text:span></text:p>
      <text:p text:style-name="P18"><text:span text:style-name="T16"/></text:p>
      <text:p text:style-name="P19"><text:span text:style-name="T16">D</text:span><text:span text:style-name="T8">as wirklich neue war das Benützen von Makefiles.</text:span></text:p>
      <text:p text:style-name="P19"><text:span text:style-name="T8"/></text:p>
      <text:p text:style-name="P10"><text:span text:style-name="T24">Makefiles</text:span></text:p>
      <text:p text:style-name="P20"><text:span text:style-name="T8">Makefiles sind Linux spezifische Dateinen in denen Parameter für den Compiler hineingeschrieben werden. </text:span><text:span text:style-name="T20">Man ruft die Konsole vom Ordner des files auf und kann ganz einfach “make” hineinschreiben um das Projekt zu compilen. </text:span><text:span text:style-name="T21">In einem Makefile kann man durch Variablen zum Beispiel ganz einfach Pfade speichern um sie dann aufzurufen.</text:span></text:p>
      <text:p text:style-name="P20"><text:span text:style-name="T20"/></text:p>
      <text:p text:style-name="P21"><text:span text:style-name="T8">Dies ist </text:span><text:span text:style-name="T23">eine abgespekte, nicht funktionsfähige Versions </text:span><text:span text:style-name="T8">unser</text:span><text:span text:style-name="T23">s</text:span><text:span text:style-name="T8"> Makefile</text:span><text:span text:style-name="T23">s. Es dient zu erklärung und zur veranschaulichung des Codes:</text:span></text:p>
      <text:p text:style-name="P21"><text:span text:style-name="T23"/></text:p>
      <text:p text:style-name="P21"><text:span text:style-name="T23">________________________________________________________________________________</text:span></text:p>
      <text:p text:style-name="P23"><text:span text:style-name="T8"/></text:p>
      <text:p text:style-name="P26"><text:span text:style-name="T31">TARGET <text:s text:c="5"/>= CamTrackAI</text:span></text:p>
      <text:p text:style-name="P25"><text:span text:style-name="T31">DIR_OBJS <text:s text:c="2"/>= objects</text:span></text:p>
      <text:p text:style-name="P24"><text:span text:style-name="T33">CAMTRACKAI_PATH</text:span><text:span text:style-name="T31"> = /home/theb3arybear/Desktop/CamTrackAI/GitHub/CamTrackAI</text:span></text:p>
      <text:p text:style-name="P24"><text:span text:style-name="T31"/></text:p>
      <text:p text:style-name="P24"><text:span text:style-name="T31">CC <text:s text:c="9"/>= gcc</text:span></text:p>
      <text:p text:style-name="P24"><text:span text:style-name="T31">CX <text:s text:c="9"/>= g++</text:span></text:p>
      <text:p text:style-name="P24"><text:span text:style-name="T31">CCFLAGS <text:s text:c="4"/>= -O2 -O3 -DLINUX -D_GNU_SOURCE -Wall $(INCLUDES) $(FORMAT) -g</text:span></text:p>
      <text:p text:style-name="P24"><text:span text:style-name="T31">CXFLAGS <text:s text:c="4"/>= -O2 -O3 -DLINUX -D_GNU_SOURCE -Wall $(INCLUDES) $(FORMAT) -g</text:span></text:p>
      <text:p text:style-name="P24"><text:span text:style-name="T31">LNKCC <text:s text:c="6"/>= $(CX)</text:span></text:p>
      <text:p text:style-name="P24"><text:span text:style-name="T31">LNKFLAGS <text:s text:c="3"/>= $(CXFLAGS)</text:span></text:p>
      <text:p text:style-name="P24"><text:span text:style-name="T31">FORMAT <text:s text:c="5"/>= -m64</text:span></text:p>
      <text:p text:style-name="P24"><text:span text:style-name="T31"/></text:p>
      <text:p text:style-name="P24"><text:span text:style-name="T31">INCLUDES <text:s text:c="2"/>+= -I$(</text:span><text:span text:style-name="T33">CAMTRACKAI_PATH</text:span><text:span text:style-name="T31">)/fltk</text:span></text:p>
      <text:p text:style-name="P24"><text:span text:style-name="T31"/></text:p>
      <text:p text:style-name="P24"><text:span text:style-name="T31">LIBRARIES <text:s/>+= -L$(C</text:span><text:span text:style-name="T33">AMTRACKAI_PATH</text:span><text:span text:style-name="T31">)/fltk/lib</text:span></text:p>
      <text:p text:style-name="P24"><text:span text:style-name="T31">LIBRARIES <text:s/>+= -lfltk</text:span></text:p>
      <text:p text:style-name="P24"><text:span text:style-name="T31"/></text:p>
      <text:p text:style-name="P24"><text:span text:style-name="T31">SOURCES = CamTrackAI.cpp \</text:span></text:p>
      <text:p text:style-name="P24"><text:span text:style-name="T31"/></text:p>
      <text:p text:style-name="P24"><text:span text:style-name="T31">OBJECTS <text:s/>= $(addsuffix .o,$(addprefix $(DIR_OBJS)/,$(basename $(notdir $(SOURCES)))))</text:span></text:p>
      <text:p text:style-name="P24"><text:span text:style-name="T31"/></text:p>
      <text:p text:style-name="P24"><text:span text:style-name="T31">$(TARGET): make_directory $(OBJECTS)</text:span></text:p>
      <text:p text:style-name="P24"><text:span text:style-name="T31"><text:tab/>$(LNKCC) $(CFLAGS) $(LNKFLAGS) $(LDFLAGS) $(OBJECTS) -o $(TARGET) $(LIBRARIES)</text:span></text:p>
      <text:p text:style-name="P24"><text:span text:style-name="T31"/></text:p>
      <text:p text:style-name="P24"><text:span text:style-name="T31">all: $(TARGET)</text:span></text:p>
      <text:p text:style-name="P24"><text:span text:style-name="T31"/></text:p>
      <text:p text:style-name="P24"><text:span text:style-name="T31">clean:</text:span></text:p>
      <text:p text:style-name="P24"><text:span text:style-name="T31"><text:tab/>rm -rf $(TARGET) $(</text:span><text:span text:style-name="T35">DIR_OBJS</text:span><text:span text:style-name="T31">) core *~ *.a *.so *.lo</text:span></text:p>
      <text:p text:style-name="P24"><text:span text:style-name="T31"/></text:p>
      <text:p text:style-name="P24"><text:span text:style-name="T31">make_directory:</text:span></text:p>
      <text:p text:style-name="P24"><text:span text:style-name="T31"><text:tab/>mkdir -p $(</text:span><text:span text:style-name="T35">DIR_OBJS</text:span><text:span text:style-name="T31">)/</text:span></text:p>
      <text:p text:style-name="P24"><text:span text:style-name="T31"/></text:p>
      <text:p text:style-name="P24"><text:span text:style-name="T31">$(</text:span><text:span text:style-name="T35">DIR_OBJS</text:span><text:span text:style-name="T31">)/%.o: %.c</text:span></text:p>
      <text:p text:style-name="P24"><text:span text:style-name="T31"><text:tab/>$(CC) $(CCFLAGS) -c $? -o $@</text:span></text:p>
      <text:p text:style-name="P24"><text:span text:style-name="T31"/></text:p>
      <text:p text:style-name="P24"><text:span text:style-name="T31">$(</text:span><text:span text:style-name="T35">DIR_OBJS</text:span><text:span text:style-name="T31">)/%.o: %.cpp</text:span></text:p>
      <text:p text:style-name="P24"><text:span text:style-name="T31"><text:tab/>$(CX) $(CXFLAGS) -c $? -o $@</text:span></text:p>
      <text:p text:style-name="P24"><text:span text:style-name="T31"/></text:p>
      <text:p text:style-name="P24"><text:span text:style-name="T31">_________________________________________________________________________________________</text:span></text:p>
      <text:p text:style-name="P21"><text:span text:style-name="T8"/></text:p>
      <text:p text:style-name="P22"><text:span text:style-name="T8">Dies ist equivalent zu </text:span><text:span text:style-name="T22">der Konsoleneingabe</text:span><text:span text:style-name="T8">:</text:span></text:p>
      <text:p text:style-name="P22"><text:span text:style-name="T8"/></text:p>
      <text:p text:style-name="P22"><text:span text:style-name="T8">mkdir -p objects/</text:span></text:p>
      <text:p text:style-name="P22"><text:span text:style-name="T8">g++ -O2 -O3 -DLINUX -D_GNU_SOURCE -Wall -I/usr/include/opencv4 -I/home/theb3arybear/Desktop/CamTrackAI/GitHub/CamTrackAI/fltk -I/home/theb3arybear/Desktop/CamTrackAI/GitHub/CamTrackAI/DynamixelSDK/include/dynamixel_sdk -m64 -g -c CamTrackAI.cpp -o objects/CamTrackAI.o</text:span></text:p>
      <text:p text:style-name="P22"><text:soft-page-break/><text:span text:style-name="T8"/></text:p>
      <text:p text:style-name="P22"><text:span text:style-name="T8">g++ <text:s/>-O2 -O3 -DLINUX -D_GNU_SOURCE -Wall -I/usr/include/opencv4 -I/home/theb3arybear/Desktop/CamTrackAI/GitHub/CamTrackAI/fltk -I/home/theb3arybear/Desktop/CamTrackAI/GitHub/CamTrackAI/DynamixelSDK/include/dynamixel_sdk -m64 -g <text:s text:c="2"/>objects/CamTrackAI.o -o CamTrackAI -L/home/theb3arybear/Desktop/CamTrackAI/GitHub/CamTrackAI/fltk/lib -lfltk -lopencv_gapi -lopencv_stitching -lopencv_aruco -lopencv_bgsegm -lopencv_bioinspired -lopencv_ccalib -lopencv_dnn_objdetect -lopencv_dnn_superres -lopencv_dpm -lopencv_highgui -lopencv_face -lopencv_freetype -lopencv_fuzzy -lopencv_hfs -lopencv_img_hash -lopencv_line_descriptor -lopencv_quality -lopencv_reg -lopencv_rgbd -lopencv_saliency -lopencv_stereo -lopencv_structured_light -lopencv_phase_unwrapping -lopencv_superres -lopencv_optflow -lopencv_surface_matching -lopencv_tracking -lopencv_datasets -lopencv_text -lopencv_dnn -lopencv_plot -lopencv_videostab -lopencv_video -lopencv_videoio -lopencv_xfeatures2d -lopencv_shape -lopencv_ml -lopencv_ximgproc -lopencv_xobjdetect -lopencv_objdetect -lopencv_calib3d -lopencv_imgcodecs -lopencv_features2d -lopencv_flann -lopencv_xphoto -lopencv_photo -lopencv_imgproc -lopencv_core -ldxl_x64_cpp -lrt -lpthread -lX11 -lXfixes -lXext -ldl -lXrender -lXcursor -lfontconfig -lXft -lXinerama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20-01-09T15:58:38.213451557</dc:date>
    <meta:editing-duration>PT57M5S</meta:editing-duration>
    <meta:editing-cycles>76</meta:editing-cycles>
    <meta:document-statistic meta:table-count="0" meta:image-count="0" meta:object-count="0" meta:page-count="3" meta:paragraph-count="71" meta:word-count="704" meta:character-count="6091" meta:non-whitespace-character-count="5213"/>
  </office:meta>
</office:document-meta>
</file>